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1.188cm" fo:min-width="5.312cm"/>
    </style:style>
    <style:style style:name="gr2" style:family="graphic" style:parent-style-name="standard">
      <style:graphic-properties draw:stroke="none" draw:fill="solid" draw:fill-color="#83caff" draw:textarea-horizontal-align="justify" draw:textarea-vertical-align="middle" draw:auto-grow-height="false" fo:min-height="1.174cm" fo:min-width="4.649cm"/>
    </style:style>
    <style:style style:name="gr3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1.175cm" fo:min-width="4.649cm"/>
    </style:style>
    <style:style style:name="gr4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1.187cm" fo:min-width="5.312cm"/>
    </style:style>
    <style:style style:name="gr5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1.188cm" fo:min-width="5.312cm"/>
    </style:style>
    <style:style style:name="gr6" style:family="graphic" style:parent-style-name="standard">
      <style:graphic-properties draw:stroke="none" draw:fill-color="#00a0fc" draw:textarea-horizontal-align="justify" draw:textarea-vertical-align="middle" draw:auto-grow-height="false" fo:min-height="1.956cm" fo:min-width="4.871cm" fo:padding-top="0.1cm" fo:padding-bottom="0.1cm" fo:padding-left="0.1cm" fo:padding-right="0.1cm" fo:wrap-option="wrap"/>
    </style:style>
    <style:style style:name="gr7" style:family="graphic" style:parent-style-name="objectwithoutfill">
      <style:graphic-properties svg:stroke-width="0.035cm" svg:stroke-color="#00a0fc" draw:marker-start="Arrow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1.68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420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 draw:fill-color="#83caff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ffd320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="solid" draw:fill-color="#c5000b"/>
      <style:paragraph-properties fo:text-align="center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solid" draw:fill-color="#579d1c"/>
      <style:paragraph-properties fo:text-align="center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00a0fc"/>
      <style:paragraph-properties fo:text-align="center"/>
      <style:text-properties fo:color="#ffffff" style:font-name="Hack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style:font-name="Hack" fo:font-weight="bold" style:font-weight-asian="bold" style:font-weight-complex="bold"/>
    </style:style>
    <style:style style:name="T1" style:family="text">
      <style:text-properties style:font-name="Hack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style:font-name="Hack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Hack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966cm" svg:height="1.592cm" svg:x="0.1cm" svg:y="6.998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5.303cm" svg:height="1.578cm" svg:x="0.1cm" svg:y="5.274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5.303cm" svg:height="1.579cm" svg:x="0.1cm" svg:y="3.549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966cm" svg:height="1.591cm" svg:x="0.1cm" svg:y="1.825cm">
          <text:p text:style-name="P5"><text:span text:style-name="T2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5.966cm" svg:height="1.592cm" svg:x="0.1cm" svg:y="0.1cm">
          <text:p text:style-name="P1"><text:span text:style-name="T2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1" draw:id="id1" draw:layer="layout" svg:width="5.303cm" svg:height="2.388cm" svg:x="6.597cm" svg:y="4.212cm">
          <text:p text:style-name="P1"><text:span text:style-name="T2">@IP</text:span></text:p>
          <text:p text:style-name="P1"><text:span text:style-name="T2">correspondance</text:span></text:p>
          <text:p text:style-name="P1"><text:span text:style-name="T2">@M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9" draw:layer="layout" draw:type="curve" draw:line-skew="-0.672cm -0.17cm" svg:x1="9.248cm" svg:y1="4.212cm" svg:x2="5.403cm" svg:y2="4.338cm" draw:start-shape="id1" draw:start-glue-point="0" draw:end-shape="id2" draw:end-glue-point="1" svg:d="M9248 4212c0-1758-1709-1465-2511-994s-694 1120-1334 1120" svg:viewBox="0 0 3846 1482">
          <text:p/>
        </draw:connector>
        <draw:connector draw:style-name="gr7" draw:text-style-name="P9" draw:layer="layout" draw:type="curve" draw:line-skew="0cm 0.429cm" svg:x1="5.403cm" svg:y1="6.063cm" svg:x2="9.248cm" svg:y2="6.6cm" draw:start-shape="id3" draw:start-glue-point="1" draw:end-shape="id1" draw:end-glue-point="2" svg:d="M5403 6063c895 0 745 734 1483 1217s2362 715 2362-680" svg:viewBox="0 0 3846 1592">
          <text:p/>
        </draw:connector>
        <draw:frame draw:style-name="gr8" draw:text-style-name="P10" draw:layer="layout" svg:width="2.181cm" svg:height="1.31cm" svg:x="6.729cm" svg:y="2.886cm">
          <draw:text-box>
            <text:p><text:span text:style-name="T3">ARP</text:span></text:p>
          </draw:text-box>
        </draw:frame>
        <draw:frame draw:style-name="gr8" draw:text-style-name="P10" draw:layer="layout" svg:width="2.181cm" svg:height="1.31cm" svg:x="9.513cm" svg:y="2.886cm">
          <draw:text-box>
            <text:p><text:span text:style-name="T3">ND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8-04-06T19:35:49.243729684</dc:date>
    <meta:editing-duration>PT14H26M28S</meta:editing-duration>
    <meta:editing-cycles>59</meta:editing-cycles>
    <meta:generator>LibreOffice/6.0.2.1.0$Linux_X86_64 LibreOffice_project/00m0$Build-1</meta:generator>
    <dc:creator>Philippe Latu</dc:creator>
    <meta:document-statistic meta:object-count="10"/>
  </office:meta>
</office:document-meta>
</file>